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czso.cz/">www.czso.cz</text:a></text:p>
          </table:table-cell>
          <table:table-cell/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227920">
            <text:p>227920</text:p>
          </table:table-cell>
          <table:table-cell table:formula="of:=[.B2]-[.C2]" office:value-type="float" office:value="0">
            <text:p>0</text:p>
          </table:table-cell>
        </table:table-row>
        <table:table-row table:style-name="ro2">
          <table:table-cell office:value-type="float" office:value="1901">
            <text:p>1901</text:p>
          </table:table-cell>
          <table:table-cell table:number-columns-repeated="2" office:value-type="float" office:value="221052">
            <text:p>221052</text:p>
          </table:table-cell>
          <table:table-cell table:formula="of:=[.B3]-[.C3]" office:value-type="float" office:value="0">
            <text:p>0</text:p>
          </table:table-cell>
        </table:table-row>
        <table:table-row table:style-name="ro2">
          <table:table-cell office:value-type="float" office:value="1902">
            <text:p>1902</text:p>
          </table:table-cell>
          <table:table-cell table:number-columns-repeated="2" office:value-type="float" office:value="222457">
            <text:p>222457</text:p>
          </table:table-cell>
          <table:table-cell table:formula="of:=[.B4]-[.C4]" office:value-type="float" office:value="0">
            <text:p>0</text:p>
          </table:table-cell>
        </table:table-row>
        <table:table-row table:style-name="ro2">
          <table:table-cell office:value-type="float" office:value="1903">
            <text:p>1903</text:p>
          </table:table-cell>
          <table:table-cell table:number-columns-repeated="2" office:value-type="float" office:value="218448">
            <text:p>218448</text:p>
          </table:table-cell>
          <table:table-cell table:formula="of:=[.B5]-[.C5]" office:value-type="float" office:value="0">
            <text:p>0</text:p>
          </table:table-cell>
        </table:table-row>
        <table:table-row table:style-name="ro2">
          <table:table-cell office:value-type="float" office:value="1904">
            <text:p>1904</text:p>
          </table:table-cell>
          <table:table-cell table:number-columns-repeated="2" office:value-type="float" office:value="222276">
            <text:p>222276</text:p>
          </table:table-cell>
          <table:table-cell table:formula="of:=[.B6]-[.C6]" office:value-type="float" office:value="0">
            <text:p>0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232999">
            <text:p>232999</text:p>
          </table:table-cell>
          <table:table-cell table:formula="of:=[.B7]-[.C7]" office:value-type="float" office:value="0">
            <text:p>0</text:p>
          </table:table-cell>
        </table:table-row>
        <table:table-row table:style-name="ro2">
          <table:table-cell office:value-type="float" office:value="1906">
            <text:p>1906</text:p>
          </table:table-cell>
          <table:table-cell table:number-columns-repeated="2" office:value-type="float" office:value="203182">
            <text:p>203182</text:p>
          </table:table-cell>
          <table:table-cell table:formula="of:=[.B8]-[.C8]" office:value-type="float" office:value="0">
            <text:p>0</text:p>
          </table:table-cell>
        </table:table-row>
        <table:table-row table:style-name="ro2">
          <table:table-cell office:value-type="float" office:value="1907">
            <text:p>1907</text:p>
          </table:table-cell>
          <table:table-cell table:number-columns-repeated="2" office:value-type="float" office:value="210721">
            <text:p>210721</text:p>
          </table:table-cell>
          <table:table-cell table:formula="of:=[.B9]-[.C9]" office:value-type="float" office:value="0">
            <text:p>0</text:p>
          </table:table-cell>
        </table:table-row>
        <table:table-row table:style-name="ro2">
          <table:table-cell office:value-type="float" office:value="1908">
            <text:p>1908</text:p>
          </table:table-cell>
          <table:table-cell table:number-columns-repeated="2" office:value-type="float" office:value="210101">
            <text:p>210101</text:p>
          </table:table-cell>
          <table:table-cell table:formula="of:=[.B10]-[.C10]" office:value-type="float" office:value="0">
            <text:p>0</text:p>
          </table:table-cell>
        </table:table-row>
        <table:table-row table:style-name="ro2">
          <table:table-cell office:value-type="float" office:value="1909">
            <text:p>1909</text:p>
          </table:table-cell>
          <table:table-cell table:number-columns-repeated="2" office:value-type="float" office:value="210047">
            <text:p>210047</text:p>
          </table:table-cell>
          <table:table-cell table:formula="of:=[.B11]-[.C11]" office:value-type="float" office:value="0">
            <text:p>0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196728">
            <text:p>196728</text:p>
          </table:table-cell>
          <table:table-cell table:formula="of:=[.B12]-[.C12]" office:value-type="float" office:value="0">
            <text:p>0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table:number-columns-repeated="2" office:value-type="float" office:value="206266">
            <text:p>206266</text:p>
          </table:table-cell>
          <table:table-cell table:formula="of:=[.B13]-[.C13]" office:value-type="float" office:value="0">
            <text:p>0</text:p>
          </table:table-cell>
        </table:table-row>
        <table:table-row table:style-name="ro2">
          <table:table-cell office:value-type="float" office:value="1912">
            <text:p>1912</text:p>
          </table:table-cell>
          <table:table-cell table:number-columns-repeated="2" office:value-type="float" office:value="203324">
            <text:p>203324</text:p>
          </table:table-cell>
          <table:table-cell table:formula="of:=[.B14]-[.C14]" office:value-type="float" office:value="0">
            <text:p>0</text:p>
          </table:table-cell>
        </table:table-row>
        <table:table-row table:style-name="ro2">
          <table:table-cell office:value-type="float" office:value="1913">
            <text:p>1913</text:p>
          </table:table-cell>
          <table:table-cell table:number-columns-repeated="2" office:value-type="float" office:value="190475">
            <text:p>190475</text:p>
          </table:table-cell>
          <table:table-cell table:formula="of:=[.B15]-[.C15]" office:value-type="float" office:value="0">
            <text:p>0</text:p>
          </table:table-cell>
        </table:table-row>
        <table:table-row table:style-name="ro2">
          <table:table-cell office:value-type="float" office:value="1914">
            <text:p>1914</text:p>
          </table:table-cell>
          <table:table-cell table:number-columns-repeated="2" office:value-type="float" office:value="188838">
            <text:p>188838</text:p>
          </table:table-cell>
          <table:table-cell table:formula="of:=[.B16]-[.C16]" office:value-type="float" office:value="0">
            <text:p>0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201280">
            <text:p>201280</text:p>
          </table:table-cell>
          <table:table-cell table:formula="of:=[.B17]-[.C17]" office:value-type="float" office:value="0">
            <text:p>0</text:p>
          </table:table-cell>
        </table:table-row>
        <table:table-row table:style-name="ro2">
          <table:table-cell office:value-type="float" office:value="1916">
            <text:p>1916</text:p>
          </table:table-cell>
          <table:table-cell table:number-columns-repeated="2" office:value-type="float" office:value="186381">
            <text:p>186381</text:p>
          </table:table-cell>
          <table:table-cell table:formula="of:=[.B18]-[.C18]" office:value-type="float" office:value="0">
            <text:p>0</text:p>
          </table:table-cell>
        </table:table-row>
        <table:table-row table:style-name="ro2">
          <table:table-cell office:value-type="float" office:value="1917">
            <text:p>1917</text:p>
          </table:table-cell>
          <table:table-cell table:number-columns-repeated="2" office:value-type="float" office:value="188649">
            <text:p>188649</text:p>
          </table:table-cell>
          <table:table-cell table:formula="of:=[.B19]-[.C19]" office:value-type="float" office:value="0">
            <text:p>0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table:number-columns-repeated="2" office:value-type="float" office:value="236035">
            <text:p>236035</text:p>
          </table:table-cell>
          <table:table-cell table:formula="of:=[.B20]-[.C20]" office:value-type="float" office:value="0">
            <text:p>0</text:p>
          </table:table-cell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177428">
            <text:p>177428</text:p>
          </table:table-cell>
          <table:table-cell table:formula="of:=[.B21]-[.C21]" office:value-type="float" office:value="0">
            <text:p>0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176562">
            <text:p>176562</text:p>
          </table:table-cell>
          <table:table-cell table:formula="of:=[.B22]-[.C22]" office:value-type="float" office:value="0">
            <text:p>0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161321">
            <text:p>161321</text:p>
          </table:table-cell>
          <table:table-cell table:formula="of:=[.B23]-[.C23]" office:value-type="float" office:value="0">
            <text:p>0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163366">
            <text:p>163366</text:p>
          </table:table-cell>
          <table:table-cell table:formula="of:=[.B24]-[.C24]" office:value-type="float" office:value="0">
            <text:p>0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142335">
            <text:p>142335</text:p>
          </table:table-cell>
          <table:table-cell table:formula="of:=[.B25]-[.C25]" office:value-type="float" office:value="0">
            <text:p>0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146098">
            <text:p>146098</text:p>
          </table:table-cell>
          <table:table-cell table:formula="of:=[.B26]-[.C26]" office:value-type="float" office:value="0">
            <text:p>0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146450">
            <text:p>146450</text:p>
          </table:table-cell>
          <table:table-cell table:formula="of:=[.B27]-[.C27]" office:value-type="float" office:value="0">
            <text:p>0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148298">
            <text:p>148298</text:p>
          </table:table-cell>
          <table:table-cell table:formula="of:=[.B28]-[.C28]" office:value-type="float" office:value="0">
            <text:p>0</text:p>
          </table:table-cell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155479">
            <text:p>155479</text:p>
          </table:table-cell>
          <table:table-cell table:formula="of:=[.B29]-[.C29]" office:value-type="float" office:value="0">
            <text:p>0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147064">
            <text:p>147064</text:p>
          </table:table-cell>
          <table:table-cell table:formula="of:=[.B30]-[.C30]" office:value-type="float" office:value="0">
            <text:p>0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155493">
            <text:p>155493</text:p>
          </table:table-cell>
          <table:table-cell table:formula="of:=[.B31]-[.C31]" office:value-type="float" office:value="0">
            <text:p>0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142159">
            <text:p>142159</text:p>
          </table:table-cell>
          <table:table-cell table:formula="of:=[.B32]-[.C32]" office:value-type="float" office:value="0">
            <text:p>0</text:p>
          </table:table-cell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144534">
            <text:p>144534</text:p>
          </table:table-cell>
          <table:table-cell table:formula="of:=[.B33]-[.C33]" office:value-type="float" office:value="0">
            <text:p>0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142997">
            <text:p>142997</text:p>
          </table:table-cell>
          <table:table-cell table:formula="of:=[.B34]-[.C34]" office:value-type="float" office:value="0">
            <text:p>0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140906">
            <text:p>140906</text:p>
          </table:table-cell>
          <table:table-cell table:formula="of:=[.B35]-[.C35]" office:value-type="float" office:value="0">
            <text:p>0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135914">
            <text:p>135914</text:p>
          </table:table-cell>
          <table:table-cell table:formula="of:=[.B36]-[.C36]" office:value-type="float" office:value="0">
            <text:p>0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140878">
            <text:p>140878</text:p>
          </table:table-cell>
          <table:table-cell table:formula="of:=[.B37]-[.C37]" office:value-type="float" office:value="0">
            <text:p>0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139093">
            <text:p>139093</text:p>
          </table:table-cell>
          <table:table-cell table:formula="of:=[.B38]-[.C38]" office:value-type="float" office:value="0">
            <text:p>0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139558">
            <text:p>139558</text:p>
          </table:table-cell>
          <table:table-cell table:formula="of:=[.B39]-[.C39]" office:value-type="float" office:value="0">
            <text:p>0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143115">
            <text:p>143115</text:p>
          </table:table-cell>
          <table:table-cell table:formula="of:=[.B40]-[.C40]" office:value-type="float" office:value="0">
            <text:p>0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146976">
            <text:p>146976</text:p>
          </table:table-cell>
          <table:table-cell table:formula="of:=[.B41]-[.C41]" office:value-type="float" office:value="0">
            <text:p>0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153499">
            <text:p>153499</text:p>
          </table:table-cell>
          <table:table-cell table:formula="of:=[.B42]-[.C42]" office:value-type="float" office:value="0">
            <text:p>0</text:p>
          </table:table-cell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152048">
            <text:p>152048</text:p>
          </table:table-cell>
          <table:table-cell table:formula="of:=[.B43]-[.C43]" office:value-type="float" office:value="0">
            <text:p>0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153096">
            <text:p>153096</text:p>
          </table:table-cell>
          <table:table-cell table:formula="of:=[.B44]-[.C44]" office:value-type="float" office:value="0">
            <text:p>0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153349">
            <text:p>153349</text:p>
          </table:table-cell>
          <table:table-cell table:formula="of:=[.B45]-[.C45]" office:value-type="float" office:value="0">
            <text:p>0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161457">
            <text:p>161457</text:p>
          </table:table-cell>
          <table:table-cell table:formula="of:=[.B46]-[.C46]" office:value-type="float" office:value="0">
            <text:p>0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184944">
            <text:p>184944</text:p>
          </table:table-cell>
          <table:table-cell table:formula="of:=[.B47]-[.C47]" office:value-type="float" office:value="0">
            <text:p>0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134568">
            <text:p>134568</text:p>
          </table:table-cell>
          <table:table-cell table:formula="of:=[.B48]-[.C48]" office:value-type="float" office:value="0">
            <text:p>0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105277">
            <text:p>105277</text:p>
          </table:table-cell>
          <table:table-cell table:formula="of:=[.B49]-[.C49]" office:value-type="float" office:value="0">
            <text:p>0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101501">
            <text:p>101501</text:p>
          </table:table-cell>
          <table:table-cell table:formula="of:=[.B50]-[.C50]" office:value-type="float" office:value="0">
            <text:p>0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104632">
            <text:p>104632</text:p>
          </table:table-cell>
          <table:table-cell table:formula="of:=[.B51]-[.C51]" office:value-type="float" office:value="0">
            <text:p>0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103203">
            <text:p>103203</text:p>
          </table:table-cell>
          <table:table-cell table:formula="of:=[.B52]-[.C52]" office:value-type="float" office:value="0">
            <text:p>0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102658">
            <text:p>102658</text:p>
          </table:table-cell>
          <table:table-cell table:formula="of:=[.B53]-[.C53]" office:value-type="float" office:value="0">
            <text:p>0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97726">
            <text:p>97726</text:p>
          </table:table-cell>
          <table:table-cell table:formula="of:=[.B54]-[.C54]" office:value-type="float" office:value="0">
            <text:p>0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98837">
            <text:p>98837</text:p>
          </table:table-cell>
          <table:table-cell table:formula="of:=[.B55]-[.C55]" office:value-type="float" office:value="0">
            <text:p>0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99636">
            <text:p>99636</text:p>
          </table:table-cell>
          <table:table-cell table:formula="of:=[.B56]-[.C56]" office:value-type="float" office:value="0">
            <text:p>0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93300">
            <text:p>93300</text:p>
          </table:table-cell>
          <table:table-cell table:formula="of:=[.B57]-[.C57]" office:value-type="float" office:value="0">
            <text:p>0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93526">
            <text:p>93526</text:p>
          </table:table-cell>
          <table:table-cell table:formula="of:=[.B58]-[.C58]" office:value-type="float" office:value="0">
            <text:p>0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98687">
            <text:p>98687</text:p>
          </table:table-cell>
          <table:table-cell table:formula="of:=[.B59]-[.C59]" office:value-type="float" office:value="0">
            <text:p>0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93697">
            <text:p>93697</text:p>
          </table:table-cell>
          <table:table-cell table:formula="of:=[.B60]-[.C60]" office:value-type="float" office:value="0">
            <text:p>0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97159">
            <text:p>97159</text:p>
          </table:table-cell>
          <table:table-cell table:formula="of:=[.B61]-[.C61]" office:value-type="float" office:value="0">
            <text:p>0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93863">
            <text:p>93863</text:p>
          </table:table-cell>
          <table:table-cell table:formula="of:=[.B62]-[.C62]" office:value-type="float" office:value="0">
            <text:p>0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94973">
            <text:p>94973</text:p>
          </table:table-cell>
          <table:table-cell table:formula="of:=[.B63]-[.C63]" office:value-type="float" office:value="0">
            <text:p>0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104318">
            <text:p>104318</text:p>
          </table:table-cell>
          <table:table-cell table:formula="of:=[.B64]-[.C64]" office:value-type="float" office:value="0">
            <text:p>0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100129">
            <text:p>100129</text:p>
          </table:table-cell>
          <table:table-cell table:formula="of:=[.B65]-[.C65]" office:value-type="float" office:value="0">
            <text:p>0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101984">
            <text:p>101984</text:p>
          </table:table-cell>
          <table:table-cell table:formula="of:=[.B66]-[.C66]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105108">
            <text:p>105108</text:p>
          </table:table-cell>
          <table:table-cell table:formula="of:=[.B67]-[.C67]" office:value-type="float" office:value="0">
            <text:p>0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105784">
            <text:p>105784</text:p>
          </table:table-cell>
          <table:table-cell table:formula="of:=[.B68]-[.C68]" office:value-type="float" office:value="0">
            <text:p>0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108967">
            <text:p>108967</text:p>
          </table:table-cell>
          <table:table-cell table:formula="of:=[.B69]-[.C69]" office:value-type="float" office:value="0">
            <text:p>0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table:number-columns-repeated="2" office:value-type="float" office:value="115195">
            <text:p>115195</text:p>
          </table:table-cell>
          <table:table-cell table:formula="of:=[.B70]-[.C70]" office:value-type="float" office:value="0">
            <text:p>0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120653">
            <text:p>120653</text:p>
          </table:table-cell>
          <table:table-cell table:formula="of:=[.B71]-[.C71]" office:value-type="float" office:value="0">
            <text:p>0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123327">
            <text:p>123327</text:p>
          </table:table-cell>
          <table:table-cell table:formula="of:=[.B72]-[.C72]" office:value-type="float" office:value="0">
            <text:p>0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122375">
            <text:p>122375</text:p>
          </table:table-cell>
          <table:table-cell table:formula="of:=[.B73]-[.C73]" office:value-type="float" office:value="0">
            <text:p>0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119205">
            <text:p>119205</text:p>
          </table:table-cell>
          <table:table-cell table:formula="of:=[.B74]-[.C74]" office:value-type="float" office:value="0">
            <text:p>0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124437">
            <text:p>124437</text:p>
          </table:table-cell>
          <table:table-cell table:formula="of:=[.B75]-[.C75]" office:value-type="float" office:value="0">
            <text:p>0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126809">
            <text:p>126809</text:p>
          </table:table-cell>
          <table:table-cell table:formula="of:=[.B76]-[.C76]" office:value-type="float" office:value="0">
            <text:p>0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124314">
            <text:p>124314</text:p>
          </table:table-cell>
          <table:table-cell table:formula="of:=[.B77]-[.C77]" office:value-type="float" office:value="0">
            <text:p>0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125232">
            <text:p>125232</text:p>
          </table:table-cell>
          <table:table-cell table:formula="of:=[.B78]-[.C78]" office:value-type="float" office:value="0">
            <text:p>0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126214">
            <text:p>126214</text:p>
          </table:table-cell>
          <table:table-cell table:formula="of:=[.B79]-[.C79]" office:value-type="float" office:value="0">
            <text:p>0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127136">
            <text:p>127136</text:p>
          </table:table-cell>
          <table:table-cell table:formula="of:=[.B80]-[.C80]" office:value-type="float" office:value="0">
            <text:p>0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127949">
            <text:p>127949</text:p>
          </table:table-cell>
          <table:table-cell table:formula="of:=[.B81]-[.C81]" office:value-type="float" office:value="0">
            <text:p>0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135537">
            <text:p>135537</text:p>
          </table:table-cell>
          <table:table-cell table:formula="of:=[.B82]-[.C82]" office:value-type="float" office:value="0">
            <text:p>0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130407">
            <text:p>130407</text:p>
          </table:table-cell>
          <table:table-cell table:formula="of:=[.B83]-[.C83]" office:value-type="float" office:value="0">
            <text:p>0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130765">
            <text:p>130765</text:p>
          </table:table-cell>
          <table:table-cell table:formula="of:=[.B84]-[.C84]" office:value-type="float" office:value="0">
            <text:p>0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134474">
            <text:p>134474</text:p>
          </table:table-cell>
          <table:table-cell table:formula="of:=[.B85]-[.C85]" office:value-type="float" office:value="0">
            <text:p>0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132188">
            <text:p>132188</text:p>
          </table:table-cell>
          <table:table-cell table:formula="of:=[.B86]-[.C86]" office:value-type="float" office:value="0">
            <text:p>0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131641">
            <text:p>131641</text:p>
          </table:table-cell>
          <table:table-cell table:formula="of:=[.B87]-[.C87]" office:value-type="float" office:value="0">
            <text:p>0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132585">
            <text:p>132585</text:p>
          </table:table-cell>
          <table:table-cell table:formula="of:=[.B88]-[.C88]" office:value-type="float" office:value="0">
            <text:p>0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127244">
            <text:p>127244</text:p>
          </table:table-cell>
          <table:table-cell table:formula="of:=[.B89]-[.C89]" office:value-type="float" office:value="0">
            <text:p>0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125694">
            <text:p>125694</text:p>
          </table:table-cell>
          <table:table-cell table:formula="of:=[.B90]-[.C90]" office:value-type="float" office:value="0">
            <text:p>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127747">
            <text:p>127747</text:p>
          </table:table-cell>
          <table:table-cell table:formula="of:=[.B91]-[.C91]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129166">
            <text:p>129166</text:p>
          </table:table-cell>
          <table:table-cell table:formula="of:=[.B92]-[.C92]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124290">
            <text:p>124290</text:p>
          </table:table-cell>
          <table:table-cell table:formula="of:=[.B93]-[.C93]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120337">
            <text:p>120337</text:p>
          </table:table-cell>
          <table:table-cell table:formula="of:=[.B94]-[.C94]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118185">
            <text:p>118185</text:p>
          </table:table-cell>
          <table:table-cell table:formula="of:=[.B95]-[.C95]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117373">
            <text:p>117373</text:p>
          </table:table-cell>
          <table:table-cell table:formula="of:=[.B96]-[.C96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117913">
            <text:p>117913</text:p>
          </table:table-cell>
          <table:table-cell table:formula="of:=[.B97]-[.C97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112782">
            <text:p>112782</text:p>
          </table:table-cell>
          <table:table-cell table:formula="of:=[.B98]-[.C98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112744">
            <text:p>112744</text:p>
          </table:table-cell>
          <table:table-cell table:formula="of:=[.B99]-[.C99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109527">
            <text:p>109527</text:p>
          </table:table-cell>
          <table:table-cell table:formula="of:=[.B100]-[.C100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109768">
            <text:p>109768</text:p>
          </table:table-cell>
          <table:table-cell table:formula="of:=[.B101]-[.C101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109001">
            <text:p>109001</text:p>
          </table:table-cell>
          <table:table-cell table:formula="of:=[.B102]-[.C102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107755">
            <text:p>107755</text:p>
          </table:table-cell>
          <table:table-cell table:formula="of:=[.B103]-[.C103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08243">
            <text:p>108243</text:p>
          </table:table-cell>
          <table:table-cell table:formula="of:=[.B104]-[.C104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11288">
            <text:p>111288</text:p>
          </table:table-cell>
          <table:table-cell table:formula="of:=[.B105]-[.C105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07177">
            <text:p>107177</text:p>
          </table:table-cell>
          <table:table-cell table:formula="of:=[.B106]-[.C106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07938">
            <text:p>107938</text:p>
          </table:table-cell>
          <table:table-cell table:formula="of:=[.B107]-[.C107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04441">
            <text:p>104441</text:p>
          </table:table-cell>
          <table:table-cell table:formula="of:=[.B108]-[.C108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04636">
            <text:p>104636</text:p>
          </table:table-cell>
          <table:table-cell table:formula="of:=[.B109]-[.C109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04948">
            <text:p>104948</text:p>
          </table:table-cell>
          <table:table-cell table:formula="of:=[.B110]-[.C110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07421">
            <text:p>107421</text:p>
          </table:table-cell>
          <table:table-cell table:formula="of:=[.B111]-[.C111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06844">
            <text:p>106844</text:p>
          </table:table-cell>
          <table:table-cell table:formula="of:=[.B112]-[.C112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06848">
            <text:p>106848</text:p>
          </table:table-cell>
          <table:table-cell table:formula="of:=[.B113]-[.C113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08189">
            <text:p>108189</text:p>
          </table:table-cell>
          <table:table-cell table:formula="of:=[.B114]-[.C114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09160">
            <text:p>109160</text:p>
          </table:table-cell>
          <table:table-cell table:formula="of:=[.B115]-[.C115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05665">
            <text:p>105665</text:p>
          </table:table-cell>
          <table:table-cell table:formula="of:=[.B116]-[.C116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11173">
            <text:p>111173</text:p>
          </table:table-cell>
          <table:table-cell table:formula="of:=[.B117]-[.C117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07750">
            <text:p>107750</text:p>
          </table:table-cell>
          <table:table-cell table:formula="of:=[.B118]-[.C118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11443">
            <text:p>111443</text:p>
          </table:table-cell>
          <table:table-cell table:formula="of:=[.B119]-[.C119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12920">
            <text:p>112920</text:p>
          </table:table-cell>
          <table:table-cell table:formula="of:=[.B120]-[.C120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12362">
            <text:p>112362</text:p>
          </table:table-cell>
          <table:table-cell table:formula="of:=[.B121]-[.C121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129289">
            <text:p>129289</text:p>
          </table:table-cell>
          <table:table-cell table:formula="of:=[.B122]-[.C122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139891">
            <text:p>139891</text:p>
          </table:table-cell>
          <table:table-cell table:formula="of:=[.B123]-[.C123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120219">
            <text:p>120219</text:p>
          </table:table-cell>
          <table:table-cell table:formula="of:=[.B124]-[.C12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2:40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2:40:13.46</dc:date>
    <dc:creator>Andrzej Bystrzycki</dc:creator>
    <meta:generator>OpenOffice.org/3.3$Win32 OpenOffice.org_project/330m20$Build-9567</meta:generator>
    <meta:editing-duration>PT43S</meta:editing-duration>
    <meta:editing-cycles>1</meta:editing-cycles>
    <meta:document-statistic meta:table-count="1" meta:cell-count="495" meta:object-count="0"/>
  </office:meta>
</office:document-meta>
</file>